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Název" style:master-page-name="MP0">
      <style:paragraph-properties style:page-number="auto" fo:break-before="page"/>
    </style:style>
    <style:style style:name="T1" style:family="text">
      <style:text-properties style:font-name-asian="Liberation Serif" style:font-name-complex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ýuková aplikace pro hru na brumli</text:p>
      <text:p text:style-name="Standard"/>
      <text:p text:style-name="Standard">Analýzu zpracoval: Michal Puk</text:p>
      <text:h text:style-name="Nadpis_20_2" text:outline-level="2">Funkční požadavky</text:h>
      <text:h text:style-name="Nadpis_20_3" text:outline-level="3">Aplikace</text:h>
      <text:p text:style-name="Standard">+Pokud jsou nové dostupné (zdarma či placené) techniky, zobrazí se na začátku aplikace uživateli upozornění na novinky</text:p>
      <text:p text:style-name="Standard">+Aplikace se skládá z panelu v horní části a ve zbytku obrazovky je vidět seznam jednotlivých technik</text:p>
      <text:p text:style-name="Standard">+Aplikace umožňuje přehrávat odemčené techniky i offline. Připojení je potřeba pouze pro nákup dalších technik.</text:p>
      <text:h text:style-name="Nadpis_20_3" text:outline-level="3">Horní panel</text:h>
      <text:p text:style-name="Standard">+V horním panelu je k dispozici výběr, podle čeho seřadit techniky, filtr, nabídka s dalšími možnostmi a informace o uživateli (přihlášen, nepřihlášen)</text:p>
      <text:p text:style-name="Standard">+Výchozí řazení technik je od nejjednodušších.</text:p>
      <text:p text:style-name="Standard">+Další možnosti: od nejsložitějších, od nejlevnějších, od nejdražších, od nejnovějších a od nejstarších</text:p>
      <text:p text:style-name="Standard">+V nabídce s dalšími možnostmi si může uživatel zobrazit licenční podmínky, informace o aplikaci, nastavit kontaktní e-mail a případně další nastavení aplikace</text:p>
      <text:p text:style-name="Standard">+V horním panelu je ještě informace o přihlášeném uživateli. Při prvním spuštění vyzve aplikace uživatele k vytvoření účtu nebo přihlášení pomocí facebooku.</text:p>
      <text:p text:style-name="Standard">+Člověk se do aplikace přihlašuje pomocí facebookového účtu (pak může nastavit kontaktní e-mail), nebo pomocí ověřeného e-mailu.</text:p>
      <text:h text:style-name="Nadpis_20_3" text:outline-level="3">Techniky</text:h>
      <text:p text:style-name="P1">+V aplikaci jsou pod sebou vidět jednotlivé techniky</text:p>
      <text:p text:style-name="P1">+Jsou jednoznačně rozlišené otevřené a uzamčené techniky. Uzamčené jsou černobílé a bez obrázku a je u nich ikona zámečku</text:p>
      <text:p text:style-name="P1">+Každá technika má ID, název, krátký popis (pro zobrazení v hlavní nabídce), hlubší popis (pro zobrazení v technice samotné), video, flag (základní, pokročilá)</text:p>
      <text:p text:style-name="Standard">+U otevřené i uzamčené techniky je v hlavním menu vidět název a krátký popis.</text:p>
      <text:p text:style-name="Standard">+U otevřené techniky je v hlavním menu ještě vidět ilustrační obrázek.</text:p>
      <text:p text:style-name="Standard">+U zamčené techniky je vidět ještě cena a ikona zámečku.</text:p>
      <text:p text:style-name="Standard">+Po kliknutí na otevřenou techniku se zobrazí stránka s lekcí, kde je hlubší doprovodný text a video.</text:p>
      <text:p text:style-name="Standard">+Po kliknutí na zamčenou techniku se zobrazí náhled na techniku, kde bude jen krátký popis, jinak vše rozmazané a nahoře bude velké tlačítko „odemknout“</text:p>
      <text:p text:style-name="Standard">+Po kliknutí na tlačítko „odemknout“ bude uživatel vyzván k výběru metody platby – kartou, paypal, přes google play – a po jejím dokončení se vrátí zpět do stejné lekce, která již bude odemčená. Na e-mail mu přijde potvrzení o platbě.</text:p>
      <text:p text:style-name="Standard">+Z pohledu administrátora se dělí na lekce zdarma a několik kategorií prémiových. To usnadňuje kontrolu ceny – pro každou kategorii je zadána centrálně.</text:p>
      <text:p text:style-name="Standard">+Aplikace bude poskytovat věrnostní slevy (např. po zakoupení 3 technik je 4. zdarma, atp.)</text:p>
      <text:h text:style-name="Nadpis_20_3" text:outline-level="3">Administrace</text:h>
      <text:p text:style-name="Standard">+Administrátor může vložit techniku na vybranou pozici (pokud nejde o první vkládanou techniku – tam je pozice jasná) – zadá název, popis, případně doprovodný text a video soubor a zda je technika zdarma nebo prémiová.</text:p>
      <text:p text:style-name="Standard"><text:soft-page-break/>+Jednotlivé techniky může smazat, posunout, upravit název a text, vložit nové video.</text:p>
      <text:p text:style-name="Standard">+Uživatelé mají po změně provedené v již odemčené lekci možnost (volitelnou) danou techniku upgradovat.</text:p>
      <text:h text:style-name="Nadpis_20_2" text:outline-level="2">Nefunkční požadavky</text:h>
      <text:p text:style-name="Standard">+Aplikace poběží na všech v současnosti oficiálně podporovaných verzích OS Android</text:p>
      <text:p text:style-name="Standard">+Aplikace poběží i offline.</text:p>
      <text:h text:style-name="Nadpis_20_2" text:outline-level="2">Možná budoucí rozšíření</text:h>
      <text:p text:style-name="Text_20_body">Možnost komunikace s lektorem</text:p>
      <text:p text:style-name="Text_20_body">-například by u každého videa byla možnost položit otázku a každý by viděl ty nejčastější (FAQ)</text:p>
      <text:h text:style-name="Nadpis_20_2" text:outline-level="2">základní scénář uživatele</text:h>
      <text:p text:style-name="Standard">1) Uživatel spustí aplikaci.</text:p>
      <text:p text:style-name="Standard">1A) Pokud byl zveřejněn nový obsah nebo update aplikace, vidí napřed seznam novinek.</text:p>
      <text:p text:style-name="Standard">2) V horním panelu vidí, že videa jsou seřazena od nejjednodušších. Také tam vidí, zda je přihlášen. <text:s/></text:p>
      <text:p text:style-name="Standard">3) V hlavní části vidí jasně odlišená dostupné a doplácené techniky.</text:p>
      <text:p text:style-name="Standard">4) Vybere si jednu z technik. Klikne na ni.</text:p>
      <text:p text:style-name="Standard"/>
      <text:p text:style-name="Standard">5a) Po kliknutí na už dostupnou techniku (technika zdarma nebo už dříve zakoupená) se otevře vybraná technika.</text:p>
      <text:p text:style-name="Standard">6a)Vidí název, doprovodný text (pokud chybí, tak jen popis) a přehrávač s videem.</text:p>
      <text:p text:style-name="Standard">7a) Uživatel si přehraje video.</text:p>
      <text:p text:style-name="Standard"/>
      <text:p text:style-name="Standard">5b) Po kliknutí na placené video se mu otevře náhled vybrané techniky, kde je jen krátký popis, jinak vše rozmazané. Nahoře je velké tlačítko „odemknout“ a cena.</text:p>
      <text:p text:style-name="Standard">6b) Klikne na tlačítko.</text:p>
      <text:p text:style-name="Standard">7b) Zobrazí se mu výběr možností platby – přes Google Play, přes Paypal nebo kreditní kartou.</text:p>
      <text:p text:style-name="Standard">8b) Po zaplacení se vrátí na již odemčenou techniku a scénář pokračuje na 6a)</text:p>
      <text:p text:style-name="Standard"/>
      <text:p text:style-name="Standard"/>
      <text:h text:style-name="Nadpis_20_2" text:outline-level="2">základní scénář lektora (administrátora) – vložení techniky</text:h>
      <text:p text:style-name="Standard">předpoklady: lektor má připravený soubor s videem.</text:p>
      <text:p text:style-name="Standard">1) Lektor spustí aplikaci</text:p>
      <text:p text:style-name="Standard">výsledek: vidí seznam technik a u nich možnosti: upravit techniku, smazat techniku</text:p>
      <text:p text:style-name="Standard">Dále je zde ještě možnost vložit novou techniku.</text:p>
      <text:p text:style-name="Standard">2) Lektor klikne na „vložit novou techniku“.</text:p>
      <text:p text:style-name="Standard">Výsledek: otevře se stránka s editací techniky. Jsou zde pole: pozice, název, popisek (zobrazovaný v hlavním seznamu), doprovodný text (zobrazovaný v technice). Dále je zde tlačítko, které otevře prohlížeč pro vložení videa. Ještě je zde Radiobox (checkbox) pro výběr kategorie a tlačítka „uložit“ a „zrušit“.</text:p>
      <text:p text:style-name="Standard">3) Lektor vyplní všechna pole, vybere video, kategorii a uloží techniku.</text:p>
      <text:p text:style-name="Standard">Výsledek: nová technika byla nahrána na vybranou pozici. Uživatelům se po updatu aplikace zobrazí upozornění na novou dostupnou technika.</text:p>
      <text:p text:style-name="Standard"/>
      <text:p text:style-name="Standard"/>
      <text:h text:style-name="Nadpis_20_2" text:outline-level="2">poznatky o distribuci aplikace na google play</text:h>
      <text:p text:style-name="Standard"><text:a xlink:type="simple" xlink:href="https://play.google.com/about/privacy-security-deception/personal-sensitive/" office:target-frame-name="_top" xlink:show="replace" text:style-name="Internet_20_link" text:visited-style-name="Visited_20_Internet_20_Link"><text:span text:style-name="Internet_20_link">https://play.google.com/about/privacy-security-deception/personal-sensitive/</text:span></text:a></text:p>
      <text:p text:style-name="Standard"><text:span text:style-name="Standardní_20_písmo_20_odstavce"><text:span text:style-name="T1">„</text:span></text:span>privacy policy“ musí být v aplikaci i v popisu ve storu a to zřetelně, nejen jako součást jiných věcí</text:p>
      <text:p text:style-name="Standard"><text:soft-page-break/>GDPR</text:p>
      <text:p text:style-name="Standard">jde zjistit google id pod kterým staženo, pokud uživatel dá svolení (ale je otázka, zda používá daný e-mail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Nadpis_20_2" style:display-name="Nadpis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Nadpis_20_3" style:display-name="Nadpis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ální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Se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Titulek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Název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tandardní_20_písmo_20_odstavce" style:display-name="Standardní písmo odstavce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Puk Michal</meta:initial-creator>
    <dc:creator>Puk Michal</dc:creator>
    <meta:creation-date>2019-06-03T15:30:00Z</meta:creation-date>
    <dc:date>2019-06-18T07:11:00Z</dc:date>
    <meta:editing-cycles>17</meta:editing-cycles>
    <meta:editing-duration>PT8220S</meta:editing-duration>
    <meta:document-statistic meta:table-count="0" meta:image-count="0" meta:object-count="0" meta:page-count="3" meta:paragraph-count="63" meta:word-count="784" meta:character-count="5224" meta:non-whitespace-character-count="4494"/>
    <meta:template xlink:type="simple" xlink:actuate="onRequest" xlink:title="" xlink:href="../../home/valenta/.cache/evolution/tmp/evolution-valenta-gVRDcQ/brumle-analyza2__1_.odt/Normal"/>
  </office:meta>
</office:document-meta>
</file>